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944cm" style:rel-column-width="14768*"/>
    </style:style>
    <style:style style:name="Таблица2.B" style:family="table-column">
      <style:table-column-properties style:column-width="13.557cm" style:rel-column-width="50767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text-properties fo:color="#c0c0c0" fo:font-size="8pt" style:font-size-asian="8pt" style:font-size-complex="8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Arial" fo:language="en" fo:country="US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language="en" fo:country="US" style:font-size-asian="8pt" style:font-size-complex="8pt"/>
    </style:style>
    <style:style style:name="T8" style:family="text">
      <style:text-properties fo:font-size="8pt" fo:language="ru" fo:country="RU" style:font-size-asian="8pt" style:font-size-complex="8pt"/>
    </style:style>
    <style:style style:name="T9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83995824" text:id="ct283995824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283996032" text:id="ct283996032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283996968" text:id="ct283996968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83995928" text:id="ct283995928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87360680" text:id="ct287360680">
          <text:insertion>
            <office:change-info>
              <dc:creator>Fedor Kurilov</dc:creator>
              <dc:date>2013-08-11T18:11:00</dc:date>
            </office:change-info>
          </text:insertion>
        </text:changed-region>
        <text:changed-region xml:id="ct287360576" text:id="ct287360576">
          <text:insertion>
            <office:change-info>
              <dc:creator>Fedor Kurilov</dc:creator>
              <dc:date>2013-08-11T18:12:00</dc:date>
            </office:change-info>
          </text:insertion>
        </text:changed-region>
        <text:changed-region xml:id="ct283999048" text:id="ct283999048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84001440" text:id="ct284001440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ациент:</text:p>
          </table:table-cell>
          <table:table-cell table:style-name="Таблица2.A1" office:value-type="string">
            <text:p text:style-name="P5"><text:change-start text:change-id="ct283995824"/><text:span text:style-name="T9">getFullName</text:span>('patientName', data['documents'][0])<text:change-end text:change-id="ct283995824"/></text:p>
          </table:table-cell>
        </table:table-row>
        <table:table-row>
          <table:table-cell table:style-name="Таблица2.A2" office:value-type="string">
            <text:p text:style-name="P3">История болезни №:</text:p>
          </table:table-cell>
          <table:table-cell table:style-name="Таблица2.A2" office:value-type="string">
            <text:p text:style-name="P5"><text:change-start text:change-id="ct283996032"/>getData('appealNumber', data['documents'][0])<text:change-end text:change-id="ct283996032"/></text:p>
          </table:table-cell>
        </table:table-row>
      </table:table>
      <text:p text:style-name="P15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<text:span text:style-name="T2"><office:annotation><dc:creator>&lt;анонимный&gt;</dc:creator><dc:date>2013-06-21T18:26:11.24</dc:date><text:p text:style-name="P19"><text:span text:style-name="T10">do table for document in data['documents']</text:span></text:p></office:annotation></text:span><text:change-start text:change-id="ct283996968"/><text:span text:style-name="T2">getData('name', document)</text:span><text:change-end text:change-id="ct283996968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3"><text:span text:style-name="T8">Дата и время:  </text:span><text:change-start text:change-id="ct283995928"/><text:span text:style-name="T7">getData('endDate', document)</text:span><text:change-end text:change-id="ct283995928"/></text:p>
                </table:table-cell>
              </table:table-row>
            </table:table>
            <text:p text:style-name="P18"/>
            <text:p text:style-name="P9"><text:span text:style-name="T1"><office:annotation><dc:creator>Fedor Kurilov</dc:creator><dc:date>2013-08-11T18:12:33.39</dc:date><text:p text:style-name="P20"><text:span text:style-name="T11">do text for attribute in document['attributes']</text:span></text:p></office:annotation></text:span><text:change-start text:change-id="ct287360680"/><text:span text:style-name="T1">getData('name', attribute)</text:span><text:change-end text:change-id="ct287360680"/>: <text:change-start text:change-id="ct287360576"/>getAttributeValue(attribute)<text:change-end text:change-id="ct287360576"/></text:p>
            <text:p text:style-name="Table_20_Contents"><text:span text:style-name="T5"/></text:p>
            <text:p text:style-name="P9"/>
            <text:p text:style-name="P10">Врач: (<text:change-start text:change-id="ct283999048"/><text:span text:style-name="T6">getData('doctorSpecs', </text:span><text:span text:style-name="T3">document</text:span><text:span text:style-name="T6">)</text:span><text:change-end text:change-id="ct283999048"/>): <text:span text:style-name="T6">____________________ / </text:span><text:change-start text:change-id="ct284001440"/><text:span text:style-name="T3">getData('doctorName', document)</text:span><text:change-end text:change-id="ct284001440"/></text:p>
            <text:p text:style-name="P9"/>
            <text:p text:style-name="P9"/>
            <text:p text:style-name="P9"/>
          </table:table-cell>
        </table:table-row>
      </table:table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83997904" text:id="ct283997904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83998112" text:id="ct28399811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83998216" text:id="ct283998216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283998320" text:id="ct283998320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283997904"/><text:span text:style-name="MT2">getData('patientId', </text:span><text:span text:style-name="MT3">data['documents'][0]</text:span><text:span text:style-name="MT2">)</text:span><text:change-end text:change-id="ct283997904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:</text:span> <text:change-start text:change-id="ct283998112"/><text:span text:style-name="MT2">getData('appealId', </text:span><text:span text:style-name="MT3">data['documents'][0]</text:span><text:span text:style-name="MT2">)</text:span><text:change-end text:change-id="ct283998112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83998216"/>getData('patientId', data['documents'][0])<text:change-end text:change-id="ct283998216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83998320"/>getData('appealId', data['documents'][0])<text:change-end text:change-id="ct283998320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25S</meta:editing-duration>
    <meta:editing-cycles>59</meta:editing-cycles>
    <meta:generator>OpenOffice/4.0.0$Win32 OpenOffice.org_project/400m3$Build-9702</meta:generator>
    <dc:date>2013-08-11T18:17:05.54</dc:date>
    <dc:creator>Fedor Kurilov</dc:creator>
    <meta:document-statistic meta:table-count="4" meta:image-count="0" meta:object-count="0" meta:page-count="1" meta:paragraph-count="12" meta:word-count="39" meta:character-count="536"/>
    <meta:user-defined meta:name="Info 1"/>
    <meta:user-defined meta:name="Info 2"/>
    <meta:user-defined meta:name="Info 3"/>
    <meta:user-defined meta:name="Info 4"/>
  </office:meta>
</office:document-meta>
</file>